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edora Object Locking</text:p>
          </draw:text-box>
        </draw:frame>
        <draw:frame presentation:style-name="pr2" draw:layer="layout" svg:width="24.639cm" svg:height="12.18cm" svg:x="1.4cm" svg:y="4.914cm" presentation:class="subtitle">
          <draw:text-box>
            <text:p>Asger Askov Blekinge</text:p>
            <text:p>Fedora Committer</text:p>
            <text:p>State and University Library, Denmark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edora Object Locking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Allowing multiple fedora webapps to access the same object store</text:p>
              </text:list-item>
              <text:list-item>
                <text:p>Really simple</text:p>
              </text:list-item>
              <text:list-item>
                <text:p>Seems to be a requirement for multiheaded Fedora</text:p>
              </text:list-item>
              <text:list-item>
                <text:p>Code at https://github.com/blekinge/fedora-objectlocki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the use?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If we get multiheaded fedora working we can do mass processing like</text:p>
                <text:list>
                  <text:list-item>
                    <text:p>Fedora object store on a Hadoop File System</text:p>
                  </text:list-item>
                  <text:list-item>
                    <text:p>One fedora head on each data node</text:p>
                  </text:list-item>
                  <text:list-item>
                    <text:p>In that scenario, the webapp part of Fedora will not be needed.</text:p>
                  </text:list-item>
                  <text:list-item>
                    <text:p>Fedora will become a library for parsing objects from dis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edora Object Locking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Some shared state between the webapps, use a database or Hazelcast</text:p>
              </text:list-item>
              <text:list-item>
                <text:p>2 new locking functions (lock and unlock) – 64 lines of code</text:p>
              </text:list-item>
              <text:list-item>
                <text:p>A decorator to disallow access to locked objects – 36 lines of co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edora Object Locking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Add the new rest methods – 3 lines in some jaxrs.xml</text:p>
              </text:list-item>
              <text:list-item>
                <text:p>Add the decorator – 3 lines in fedora.fcfg</text:p>
              </text:list-item>
              <text:list-item>
                <text:p>Add the jar file to the fedora webapp classpat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sger Blekinge</meta:initial-creator>
    <meta:creation-date>2012-07-11T09:23:15</meta:creation-date>
    <meta:editing-duration>PT43M35S</meta:editing-duration>
    <meta:editing-cycles>6</meta:editing-cycles>
    <dc:date>2012-07-11T15:01:45</dc:date>
    <dc:creator>Asger Blekinge</dc:creator>
    <meta:generator>LibreOffice/3.5$Linux_X86_64 LibreOffice_project/281b639-6baa1d3-ef66a77-d866f25-f36d45f</meta:generator>
    <meta:document-statistic meta:object-count="41"/>
  </office:meta>
</office:document-meta>
</file>